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rsid="000a30e4" officeooo:paragraph-rsid="000bda7d"/>
    </style:style>
    <style:style style:name="P6" style:family="paragraph" style:parent-style-name="Text_20_body">
      <style:text-properties officeooo:paragraph-rsid="000ef3fd"/>
    </style:style>
    <style:style style:name="P7" style:family="paragraph" style:parent-style-name="Text_20_body">
      <style:text-properties officeooo:paragraph-rsid="0010d7a8"/>
    </style:style>
    <style:style style:name="P8" style:family="paragraph" style:parent-style-name="Text_20_body">
      <style:paragraph-properties fo:text-align="center" style:justify-single-word="false"/>
      <style:text-properties officeooo:rsid="000e65dd" officeooo:paragraph-rsid="000e65dd"/>
    </style:style>
    <style:style style:name="P9" style:family="paragraph" style:parent-style-name="Text_20_body">
      <style:text-properties officeooo:rsid="0013d74d" officeooo:paragraph-rsid="001ddd7a"/>
    </style:style>
    <style:style style:name="P10" style:family="paragraph" style:parent-style-name="Text_20_body">
      <style:text-properties officeooo:rsid="000ef3fd" officeooo:paragraph-rsid="000ef3fd"/>
    </style:style>
    <style:style style:name="P11" style:family="paragraph" style:parent-style-name="Text_20_body">
      <style:text-properties officeooo:paragraph-rsid="000e65dd"/>
    </style:style>
    <style:style style:name="P12" style:family="paragraph" style:parent-style-name="Text_20_body">
      <style:text-properties officeooo:paragraph-rsid="00175308"/>
    </style:style>
    <style:style style:name="P13" style:family="paragraph" style:parent-style-name="Text_20_body">
      <style:text-properties officeooo:paragraph-rsid="001a3341"/>
    </style:style>
    <style:style style:name="P14" style:family="paragraph" style:parent-style-name="Text_20_body">
      <style:text-properties officeooo:paragraph-rsid="001bf3fc"/>
    </style:style>
    <style:style style:name="P15" style:family="paragraph" style:parent-style-name="Text_20_body">
      <style:text-properties officeooo:paragraph-rsid="001f04e0"/>
    </style:style>
    <style:style style:name="P16" style:family="paragraph" style:parent-style-name="Text_20_body">
      <style:text-properties officeooo:rsid="00140957" officeooo:paragraph-rsid="00140957"/>
    </style:style>
    <style:style style:name="P17" style:family="paragraph" style:parent-style-name="Text_20_body">
      <style:text-properties officeooo:rsid="00140957" officeooo:paragraph-rsid="001ddd7a"/>
    </style:style>
    <style:style style:name="P18" style:family="paragraph" style:parent-style-name="Text_20_body">
      <style:text-properties officeooo:rsid="001880fc" officeooo:paragraph-rsid="001880fc"/>
    </style:style>
    <style:style style:name="P19" style:family="paragraph" style:parent-style-name="Text_20_body">
      <style:text-properties officeooo:rsid="001880fc" officeooo:paragraph-rsid="0022920d"/>
    </style:style>
    <style:style style:name="P20" style:family="paragraph" style:parent-style-name="Text_20_body">
      <style:text-properties officeooo:rsid="001ddd7a" officeooo:paragraph-rsid="001ddd7a"/>
    </style:style>
    <style:style style:name="P21" style:family="paragraph" style:parent-style-name="Text_20_body">
      <style:text-properties officeooo:rsid="001f04e0" officeooo:paragraph-rsid="001f04e0"/>
    </style:style>
    <style:style style:name="P22" style:family="paragraph" style:parent-style-name="Text_20_body">
      <style:text-properties officeooo:rsid="001f8a63" officeooo:paragraph-rsid="001f8a63"/>
    </style:style>
    <style:style style:name="P23" style:family="paragraph" style:parent-style-name="Text_20_body">
      <style:text-properties officeooo:rsid="001f8a63" officeooo:paragraph-rsid="003179f6"/>
    </style:style>
    <style:style style:name="P24" style:family="paragraph" style:parent-style-name="Text_20_body">
      <style:text-properties officeooo:paragraph-rsid="0026704f"/>
    </style:style>
    <style:style style:name="P25" style:family="paragraph" style:parent-style-name="Text_20_body">
      <style:text-properties officeooo:paragraph-rsid="0026b5f4"/>
    </style:style>
    <style:style style:name="P26" style:family="paragraph" style:parent-style-name="Text_20_body">
      <style:text-properties officeooo:paragraph-rsid="0034176f"/>
    </style:style>
    <style:style style:name="P27" style:family="paragraph" style:parent-style-name="Text_20_body">
      <style:text-properties officeooo:paragraph-rsid="0034c820"/>
    </style:style>
    <style:style style:name="P28" style:family="paragraph" style:parent-style-name="Heading">
      <style:text-properties officeooo:rsid="000ef3fd" officeooo:paragraph-rsid="000ef3fd"/>
    </style:style>
    <style:style style:name="P29" style:family="paragraph" style:parent-style-name="Text_20_body">
      <style:paragraph-properties fo:margin-top="0in" fo:margin-bottom="0in" style:contextual-spacing="false" fo:line-height="100%"/>
      <style:text-properties officeooo:rsid="0013d74d" officeooo:paragraph-rsid="00140957"/>
    </style:style>
    <style:style style:name="P30" style:family="paragraph" style:parent-style-name="Text_20_body">
      <style:paragraph-properties fo:margin-top="0in" fo:margin-bottom="0in" style:contextual-spacing="false" fo:line-height="100%"/>
      <style:text-properties officeooo:rsid="0013d74d" officeooo:paragraph-rsid="001880fc"/>
    </style:style>
    <style:style style:name="P31" style:family="paragraph" style:parent-style-name="Text_20_body">
      <style:paragraph-properties fo:margin-top="0in" fo:margin-bottom="0in" style:contextual-spacing="false" fo:line-height="100%"/>
      <style:text-properties officeooo:rsid="0013d74d" officeooo:paragraph-rsid="001f8a63"/>
    </style:style>
    <style:style style:name="P32" style:family="paragraph" style:parent-style-name="Text_20_body">
      <style:paragraph-properties fo:margin-top="0in" fo:margin-bottom="0in" style:contextual-spacing="false" fo:line-height="100%"/>
      <style:text-properties officeooo:rsid="0013d74d" officeooo:paragraph-rsid="002f0e26"/>
    </style:style>
    <style:style style:name="P33" style:family="paragraph" style:parent-style-name="Text_20_body">
      <style:paragraph-properties fo:margin-top="0in" fo:margin-bottom="0in" style:contextual-spacing="false" fo:line-height="100%"/>
      <style:text-properties officeooo:rsid="0013d74d" officeooo:paragraph-rsid="0031c929"/>
    </style:style>
    <style:style style:name="P34" style:family="paragraph" style:parent-style-name="Text_20_body">
      <style:paragraph-properties fo:margin-top="0in" fo:margin-bottom="0in" style:contextual-spacing="false" fo:line-height="100%"/>
      <style:text-properties officeooo:rsid="0013d74d" officeooo:paragraph-rsid="00328fa9"/>
    </style:style>
    <style:style style:name="P35" style:family="paragraph" style:parent-style-name="Text_20_body">
      <style:paragraph-properties fo:margin-top="0in" fo:margin-bottom="0in" style:contextual-spacing="false" fo:line-height="100%"/>
      <style:text-properties officeooo:rsid="00140957" officeooo:paragraph-rsid="00140957"/>
    </style:style>
    <style:style style:name="P36" style:family="paragraph" style:parent-style-name="Text_20_body">
      <style:paragraph-properties fo:margin-top="0in" fo:margin-bottom="0in" style:contextual-spacing="false" fo:line-height="100%"/>
      <style:text-properties officeooo:rsid="001ddd7a" officeooo:paragraph-rsid="001ddd7a"/>
    </style:style>
    <style:style style:name="P37" style:family="paragraph" style:parent-style-name="Text_20_body">
      <style:paragraph-properties fo:margin-top="0in" fo:margin-bottom="0in" style:contextual-spacing="false" fo:line-height="100%"/>
      <style:text-properties officeooo:rsid="001ddd7a" officeooo:paragraph-rsid="002f0e26"/>
    </style:style>
    <style:style style:name="P38" style:family="paragraph" style:parent-style-name="Text_20_body">
      <style:paragraph-properties fo:margin-top="0in" fo:margin-bottom="0in" style:contextual-spacing="false" fo:line-height="100%"/>
      <style:text-properties officeooo:rsid="001ddd7a" officeooo:paragraph-rsid="00328fa9"/>
    </style:style>
    <style:style style:name="P39" style:family="paragraph" style:parent-style-name="Text_20_body">
      <style:paragraph-properties fo:margin-top="0in" fo:margin-bottom="0in" style:contextual-spacing="false" fo:line-height="100%"/>
      <style:text-properties officeooo:rsid="001f8a63" officeooo:paragraph-rsid="001f8a63"/>
    </style:style>
    <style:style style:name="P40" style:family="paragraph" style:parent-style-name="Text_20_body">
      <style:paragraph-properties fo:margin-top="0in" fo:margin-bottom="0in" style:contextual-spacing="false" fo:line-height="100%"/>
      <style:text-properties officeooo:rsid="001f8a63" officeooo:paragraph-rsid="0031c929"/>
    </style:style>
    <style:style style:name="P41" style:family="paragraph" style:parent-style-name="Frame_20_contents">
      <style:paragraph-properties fo:margin-top="0in" fo:margin-bottom="0in" style:contextual-spacing="false"/>
      <style:text-properties officeooo:paragraph-rsid="001880fc"/>
    </style:style>
    <style:style style:name="P42" style:family="paragraph" style:parent-style-name="Frame_20_contents">
      <style:paragraph-properties fo:margin-top="0in" fo:margin-bottom="0in" style:contextual-spacing="false"/>
      <style:text-properties officeooo:paragraph-rsid="001ddd7a"/>
    </style:style>
    <style:style style:name="P43" style:family="paragraph" style:parent-style-name="Caption">
      <style:text-properties officeooo:paragraph-rsid="0031c929"/>
    </style:style>
    <style:style style:name="P44" style:family="paragraph" style:parent-style-name="Heading_20_3">
      <style:text-properties officeooo:rsid="00140957"/>
    </style:style>
    <style:style style:name="P45" style:family="paragraph" style:parent-style-name="Heading_20_3">
      <style:text-properties officeooo:rsid="001f04e0"/>
    </style:style>
    <style:style style:name="P46" style:family="paragraph" style:parent-style-name="Heading_20_3">
      <style:text-properties officeooo:rsid="001f8a63" officeooo:paragraph-rsid="001f8a63"/>
    </style:style>
    <style:style style:name="P47" style:family="paragraph" style:parent-style-name="Heading_20_3">
      <style:text-properties officeooo:rsid="0031c929" officeooo:paragraph-rsid="0031c929"/>
    </style:style>
    <style:style style:name="P48" style:family="paragraph" style:parent-style-name="Heading_20_3">
      <style:text-properties officeooo:rsid="0033368e" officeooo:paragraph-rsid="0033368e"/>
    </style:style>
    <style:style style:name="P49" style:family="paragraph" style:parent-style-name="Heading_20_3">
      <style:text-properties officeooo:rsid="0035a4f1" officeooo:paragraph-rsid="0035a4f1"/>
    </style:style>
    <style:style style:name="P50" style:family="paragraph" style:parent-style-name="Heading_20_3">
      <style:text-properties officeooo:paragraph-rsid="003989ed"/>
    </style:style>
    <style:style style:name="P51" style:family="paragraph" style:parent-style-name="Heading_20_3">
      <style:text-properties officeooo:paragraph-rsid="003a12a1"/>
    </style:style>
    <style:style style:name="P52" style:family="paragraph" style:parent-style-name="Heading_20_2">
      <style:text-properties officeooo:rsid="00124952"/>
    </style:style>
    <style:style style:name="P53" style:family="paragraph" style:parent-style-name="Heading_20_2">
      <style:text-properties officeooo:rsid="0013d74d" officeooo:paragraph-rsid="0013d74d"/>
    </style:style>
    <style:style style:name="P54" style:family="paragraph" style:parent-style-name="Heading_20_2">
      <style:text-properties officeooo:rsid="000a30e4"/>
    </style:style>
    <style:style style:name="P55" style:family="paragraph" style:parent-style-name="Heading_20_1">
      <style:paragraph-properties fo:text-align="center" style:justify-single-word="false"/>
      <style:text-properties officeooo:rsid="000a30e4" officeooo:paragraph-rsid="000e65dd"/>
    </style:style>
    <style:style style:name="P56" style:family="paragraph" style:parent-style-name="Heading_20_1">
      <style:paragraph-properties fo:text-align="center" style:justify-single-word="false"/>
      <style:text-properties officeooo:rsid="000e65dd" officeooo:paragraph-rsid="000e65dd"/>
    </style:style>
    <style:style style:name="P57" style:family="paragraph" style:parent-style-name="Heading_20_1" style:list-style-name="">
      <style:text-properties officeooo:paragraph-rsid="0013014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13014e"/>
    </style:style>
    <style:style style:name="P60" style:family="paragraph" style:parent-style-name="Standard" style:master-page-name="Standard">
      <style:paragraph-properties fo:text-align="center" style:justify-single-word="false" style:page-number="auto"/>
    </style:style>
    <style:style style:name="P61" style:family="paragraph" style:parent-style-name="Text_20_body" style:list-style-name="L1"/>
    <style:style style:name="P62" style:family="paragraph" style:parent-style-name="Text_20_body">
      <style:text-properties officeooo:rsid="001880fc" officeooo:paragraph-rsid="0026b5f4"/>
    </style:style>
    <style:style style:name="P63" style:family="paragraph" style:parent-style-name="Text_20_body">
      <style:text-properties officeooo:rsid="002f0e26" officeooo:paragraph-rsid="002f0e26"/>
    </style:style>
    <style:style style:name="P64" style:family="paragraph" style:parent-style-name="Text_20_body">
      <style:text-properties officeooo:rsid="0031c929" officeooo:paragraph-rsid="0031c929"/>
    </style:style>
    <style:style style:name="P65" style:family="paragraph" style:parent-style-name="Text_20_body">
      <style:text-properties officeooo:rsid="0033368e" officeooo:paragraph-rsid="0033368e"/>
    </style:style>
    <style:style style:name="P66" style:family="paragraph" style:parent-style-name="Text_20_body">
      <style:text-properties officeooo:rsid="0034c820" officeooo:paragraph-rsid="0034c820"/>
    </style:style>
    <style:style style:name="P67" style:family="paragraph" style:parent-style-name="Text_20_body">
      <style:text-properties officeooo:rsid="0035a4f1" officeooo:paragraph-rsid="0035a4f1"/>
    </style:style>
    <style:style style:name="P68" style:family="paragraph" style:parent-style-name="Text_20_body">
      <style:text-properties officeooo:paragraph-rsid="0035a4f1"/>
    </style:style>
    <style:style style:name="P69" style:family="paragraph" style:parent-style-name="Text_20_body">
      <style:text-properties officeooo:paragraph-rsid="0038fd3d"/>
    </style:style>
    <style:style style:name="P70" style:family="paragraph" style:parent-style-name="Text_20_body">
      <style:text-properties officeooo:paragraph-rsid="00397855"/>
    </style:style>
    <style:style style:name="P71" style:family="paragraph" style:parent-style-name="Text_20_body">
      <style:text-properties officeooo:paragraph-rsid="003989ed"/>
    </style:style>
    <style:style style:name="P72" style:family="paragraph" style:parent-style-name="Text_20_body">
      <style:text-properties officeooo:paragraph-rsid="003a12a1"/>
    </style:style>
    <style:style style:name="P73" style:family="paragraph" style:parent-style-name="Text_20_body">
      <style:text-properties officeooo:paragraph-rsid="000bda7d"/>
    </style:style>
    <style:style style:name="P74" style:family="paragraph" style:parent-style-name="Text_20_body">
      <style:text-properties officeooo:paragraph-rsid="0042aa6b"/>
    </style:style>
    <style:style style:name="P75" style:family="paragraph" style:parent-style-name="Text_20_body">
      <style:text-properties officeooo:paragraph-rsid="00449b5e"/>
    </style:style>
    <style:style style:name="P76" style:family="paragraph" style:parent-style-name="Text_20_body" style:list-style-name="L1">
      <style:paragraph-properties fo:margin-top="0in" fo:margin-bottom="0in" style:contextual-spacing="false"/>
      <style:text-properties officeooo:rsid="000e65dd" officeooo:paragraph-rsid="000e65dd"/>
    </style:style>
    <style:style style:name="P77" style:family="paragraph" style:parent-style-name="Text_20_body" style:list-style-name="L1">
      <style:paragraph-properties fo:margin-top="0in" fo:margin-bottom="0in" style:contextual-spacing="false"/>
      <style:text-properties officeooo:rsid="000e65dd" officeooo:paragraph-rsid="0031c929"/>
    </style:style>
    <style:style style:name="P78" style:family="paragraph" style:parent-style-name="Text_20_body" style:list-style-name="L1">
      <style:paragraph-properties fo:margin-top="0in" fo:margin-bottom="0in" style:contextual-spacing="false"/>
      <style:text-properties officeooo:rsid="000e65dd" officeooo:paragraph-rsid="000ef3fd"/>
    </style:style>
    <style:style style:name="P79" style:family="paragraph" style:parent-style-name="Text_20_body" style:list-style-name="L1">
      <style:paragraph-properties fo:margin-top="0in" fo:margin-bottom="0in" style:contextual-spacing="false"/>
      <style:text-properties officeooo:rsid="000e65dd" officeooo:paragraph-rsid="003989ed"/>
    </style:style>
    <style:style style:name="P80" style:family="paragraph" style:parent-style-name="Text_20_body" style:list-style-name="L1">
      <style:paragraph-properties fo:margin-top="0in" fo:margin-bottom="0in" style:contextual-spacing="false"/>
      <style:text-properties officeooo:paragraph-rsid="000e65dd"/>
    </style:style>
    <style:style style:name="P81" style:family="paragraph" style:parent-style-name="Text_20_body" style:list-style-name="L1">
      <style:paragraph-properties fo:margin-top="0in" fo:margin-bottom="0in" style:contextual-spacing="false"/>
      <style:text-properties officeooo:paragraph-rsid="000ef3fd"/>
    </style:style>
    <style:style style:name="P82" style:family="paragraph" style:parent-style-name="Text_20_body" style:list-style-name="L1">
      <style:paragraph-properties fo:margin-top="0in" fo:margin-bottom="0in" style:contextual-spacing="false"/>
      <style:text-properties officeooo:paragraph-rsid="003989ed"/>
    </style:style>
    <style:style style:name="P83" style:family="paragraph" style:parent-style-name="Text_20_body" style:list-style-name="L1">
      <style:paragraph-properties fo:margin-top="0in" fo:margin-bottom="0in" style:contextual-spacing="false"/>
      <style:text-properties officeooo:paragraph-rsid="00418c51"/>
    </style:style>
    <style:style style:name="P84" style:family="paragraph" style:parent-style-name="Text_20_body" style:list-style-name="L1">
      <style:paragraph-properties fo:margin-top="0in" fo:margin-bottom="0in" style:contextual-spacing="false"/>
      <style:text-properties officeooo:rsid="001bf3fc" officeooo:paragraph-rsid="0031c929"/>
    </style:style>
    <style:style style:name="P85" style:family="paragraph" style:parent-style-name="Text_20_body">
      <style:paragraph-properties fo:margin-top="0in" fo:margin-bottom="0in" style:contextual-spacing="false" fo:line-height="100%"/>
      <style:text-properties officeooo:rsid="002f0e26" officeooo:paragraph-rsid="001f8a63"/>
    </style:style>
    <style:style style:name="P86" style:family="paragraph" style:parent-style-name="Text_20_body">
      <style:paragraph-properties fo:margin-top="0in" fo:margin-bottom="0in" style:contextual-spacing="false" fo:line-height="100%"/>
      <style:text-properties officeooo:rsid="002f0e26" officeooo:paragraph-rsid="002f0e26"/>
    </style:style>
    <style:style style:name="P87" style:family="paragraph" style:parent-style-name="Text_20_body">
      <style:paragraph-properties fo:margin-top="0in" fo:margin-bottom="0in" style:contextual-spacing="false" fo:line-height="100%"/>
      <style:text-properties officeooo:rsid="002f0e26" officeooo:paragraph-rsid="00328fa9"/>
    </style:style>
    <style:style style:name="P88" style:family="paragraph" style:parent-style-name="Text_20_body">
      <style:paragraph-properties fo:margin-top="0in" fo:margin-bottom="0in" style:contextual-spacing="false" fo:line-height="100%"/>
      <style:text-properties officeooo:rsid="002f0e26" officeooo:paragraph-rsid="0031c929"/>
    </style:style>
    <style:style style:name="P89" style:family="paragraph" style:parent-style-name="Text_20_body">
      <style:paragraph-properties fo:margin-top="0in" fo:margin-bottom="0in" style:contextual-spacing="false" fo:line-height="100%"/>
      <style:text-properties officeooo:rsid="001880fc" officeooo:paragraph-rsid="001f8a63"/>
    </style:style>
    <style:style style:name="P90" style:family="paragraph" style:parent-style-name="Text_20_body">
      <style:paragraph-properties fo:margin-top="0in" fo:margin-bottom="0in" style:contextual-spacing="false" fo:line-height="100%"/>
      <style:text-properties officeooo:rsid="001ddd7a" officeooo:paragraph-rsid="002f0e26"/>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5c19d"/>
    </style:style>
    <style:style style:name="T13" style:family="text">
      <style:text-properties officeooo:rsid="0016c155"/>
    </style:style>
    <style:style style:name="T14" style:family="text">
      <style:text-properties officeooo:rsid="00175308"/>
    </style:style>
    <style:style style:name="T15" style:family="text">
      <style:text-properties officeooo:rsid="001880fc"/>
    </style:style>
    <style:style style:name="T16" style:family="text">
      <style:text-properties officeooo:rsid="001a3341"/>
    </style:style>
    <style:style style:name="T17" style:family="text">
      <style:text-properties officeooo:rsid="001aa393"/>
    </style:style>
    <style:style style:name="T18" style:family="text">
      <style:text-properties officeooo:rsid="001bf3fc"/>
    </style:style>
    <style:style style:name="T19" style:family="text">
      <style:text-properties officeooo:rsid="001ddd7a"/>
    </style:style>
    <style:style style:name="T20" style:family="text">
      <style:text-properties officeooo:rsid="001f04e0"/>
    </style:style>
    <style:style style:name="T21" style:family="text">
      <style:text-properties officeooo:rsid="001f8a63"/>
    </style:style>
    <style:style style:name="T22" style:family="text">
      <style:text-properties officeooo:rsid="0021bfd8"/>
    </style:style>
    <style:style style:name="T23" style:family="text">
      <style:text-properties fo:font-weight="bold" officeooo:rsid="0021bfd8" style:font-weight-asian="bold" style:font-weight-complex="bold"/>
    </style:style>
    <style:style style:name="T24" style:family="text">
      <style:text-properties officeooo:rsid="0022920d"/>
    </style:style>
    <style:style style:name="T25" style:family="text">
      <style:text-properties officeooo:rsid="00237193"/>
    </style:style>
    <style:style style:name="T26" style:family="text">
      <style:text-properties officeooo:rsid="0024a5e0"/>
    </style:style>
    <style:style style:name="T27" style:family="text">
      <style:text-properties officeooo:rsid="0026704f"/>
    </style:style>
    <style:style style:name="T28" style:family="text">
      <style:text-properties officeooo:rsid="0027e4fb"/>
    </style:style>
    <style:style style:name="T29" style:family="text">
      <style:text-properties officeooo:rsid="00290ff1"/>
    </style:style>
    <style:style style:name="T30" style:family="text">
      <style:text-properties officeooo:rsid="002aa1f0"/>
    </style:style>
    <style:style style:name="T31" style:family="text">
      <style:text-properties officeooo:rsid="002d5882"/>
    </style:style>
    <style:style style:name="T32" style:family="text">
      <style:text-properties officeooo:rsid="002f0e26"/>
    </style:style>
    <style:style style:name="T33" style:family="text">
      <style:text-properties officeooo:rsid="002f855a"/>
    </style:style>
    <style:style style:name="T34" style:family="text">
      <style:text-properties officeooo:rsid="003179f6"/>
    </style:style>
    <style:style style:name="T35" style:family="text">
      <style:text-properties fo:font-style="italic" officeooo:rsid="003179f6" style:font-style-asian="italic" style:font-style-complex="italic"/>
    </style:style>
    <style:style style:name="T36" style:family="text">
      <style:text-properties officeooo:rsid="0031c929"/>
    </style:style>
    <style:style style:name="T37" style:family="text">
      <style:text-properties officeooo:rsid="00328fa9"/>
    </style:style>
    <style:style style:name="T38" style:family="text">
      <style:text-properties officeooo:rsid="0032d9b0"/>
    </style:style>
    <style:style style:name="T39" style:family="text">
      <style:text-properties officeooo:rsid="0034176f"/>
    </style:style>
    <style:style style:name="T40" style:family="text">
      <style:text-properties officeooo:rsid="0034c820"/>
    </style:style>
    <style:style style:name="T41" style:family="text">
      <style:text-properties officeooo:rsid="0035a4f1"/>
    </style:style>
    <style:style style:name="T42" style:family="text">
      <style:text-properties officeooo:rsid="003821f9"/>
    </style:style>
    <style:style style:name="T43" style:family="text">
      <style:text-properties officeooo:rsid="0038fd3d"/>
    </style:style>
    <style:style style:name="T44" style:family="text">
      <style:text-properties officeooo:rsid="00397855"/>
    </style:style>
    <style:style style:name="T45" style:family="text">
      <style:text-properties officeooo:rsid="003989ed"/>
    </style:style>
    <style:style style:name="T46" style:family="text">
      <style:text-properties officeooo:rsid="003a12a1"/>
    </style:style>
    <style:style style:name="T47" style:family="text">
      <style:text-properties officeooo:rsid="003b4894"/>
    </style:style>
    <style:style style:name="T48" style:family="text">
      <style:text-properties officeooo:rsid="003d21f7"/>
    </style:style>
    <style:style style:name="T49" style:family="text">
      <style:text-properties officeooo:rsid="003dc581"/>
    </style:style>
    <style:style style:name="T50" style:family="text">
      <style:text-properties officeooo:rsid="003e1423"/>
    </style:style>
    <style:style style:name="T51" style:family="text">
      <style:text-properties officeooo:rsid="003e6608"/>
    </style:style>
    <style:style style:name="T52" style:family="text">
      <style:text-properties officeooo:rsid="003fd045"/>
    </style:style>
    <style:style style:name="T53" style:family="text">
      <style:text-properties officeooo:rsid="00403c54"/>
    </style:style>
    <style:style style:name="T54" style:family="text">
      <style:text-properties officeooo:rsid="00418c51"/>
    </style:style>
    <style:style style:name="T55" style:family="text">
      <style:text-properties officeooo:rsid="0042aa6b"/>
    </style:style>
    <style:style style:name="T56" style:family="text">
      <style:text-properties officeooo:rsid="004474a3"/>
    </style:style>
    <style:style style:name="T57" style:family="text">
      <style:text-properties officeooo:rsid="00449b5e"/>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vertical-pos="from-top"/>
    </style:style>
    <style:style style:name="fr4" style:family="graphic" style:parent-style-name="Frame">
      <style:graphic-properties style:vertical-pos="from-top"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
      <text:p text:style-name="P1"/>
      <text:p text:style-name="P1"/>
      <text:p text:style-name="P1"/>
      <text:p text:style-name="P1"/>
      <text:h text:style-name="P55" text:outline-level="1">N<text:span text:style-name="T3">oel</text:span>KDF: <text:span text:style-name="T3">A Simple, Fast</text:span> Memory-Hard</text:h>
      <text:h text:style-name="P56" text:outline-level="1">Key Derivation Function</text:h>
      <text:p text:style-name="P8"/>
      <text:p text:style-name="P4">Bill Cox</text:p>
      <text:p text:style-name="P2"><text:a xlink:type="simple" xlink:href="mailto:waywardgeek@gmail.com"><text:span text:style-name="T1">waywardgeek@gmail.com</text:span></text:a></text:p>
      <text:p text:style-name="P2"/>
      <text:h text:style-name="P58" text:outline-level="1">Specification</text:h>
      <text:h text:style-name="P52" text:outline-level="2">Overview</text:h>
      <text:p text:style-name="P3"><text:span text:style-name="T2">The NoelKDF </text:span><text:span text:style-name="T3">is </text:span><text:span text:style-name="T2">memory-hard key derivation function </text:span><text:span text:style-name="T3">supporting the following features:</text:span></text:p>
      <text:list xml:id="list1457258159908766254" text:style-name="L1">
        <text:list-item>
          <text:p text:style-name="P76">Simplicity – designed according to the KISS rule</text:p>
        </text:list-item>
        <text:list-item>
          <text:p text:style-name="P80"><text:span text:style-name="T9">Very f</text:span><text:span text:style-name="T3">ast, approaching the speed of memmove in some cases</text:span></text:p>
        </text:list-item>
        <text:list-item>
          <text:p text:style-name="P77">Avoids cache timing attacks</text:p>
        </text:list-item>
        <text:list-item>
          <text:p text:style-name="P77">User selectable parallelism</text:p>
        </text:list-item>
        <text:list-item>
          <text:p text:style-name="P84">Graphics card support</text:p>
        </text:list-item>
        <text:list-item>
          <text:p text:style-name="P81"><text:span text:style-name="T4">C</text:span><text:span text:style-name="T3">lient independent update</text:span><text:span text:style-name="T4">s</text:span></text:p>
        </text:list-item>
        <text:list-item>
          <text:p text:style-name="P78">Server relief support</text:p>
        </text:list-item>
        <text:list-item>
          <text:p text:style-name="P81"><text:span text:style-name="T3">Friendly to crypto-systems need</text:span><text:span text:style-name="T9">ing</text:span><text:span text:style-name="T3"> </text:span><text:span text:style-name="T8">p</text:span><text:span text:style-name="T4">lausible deniability</text:span></text:p>
        </text:list-item>
        <text:list-item>
          <text:p text:style-name="P80"><text:span text:style-name="T4">S</text:span><text:span text:style-name="T3">electable initial rounds of hashing</text:span></text:p>
        </text:list-item>
        <text:list-item>
          <text:p text:style-name="P83"><text:span text:style-name="T54">Easily ported to other languages</text:span></text:p>
        </text:list-item>
      </text:list>
      <text:p text:style-name="Standard"/>
      <text:p text:style-name="Standard"><text:span text:style-name="T22">A</text:span> primary goal of NoelKDF is to provide the other authors in the password hashing competition useful ideas. <text:s/>If the win<text:span text:style-name="T22">ning entry</text:span> has been significantly enhanced due to ideas <text:span text:style-name="T22">borrowed from NoelKDF</text:span>, then NoelKDF will have been a success. <text:s/><text:span text:style-name="T22">Therefore, this document describes the design of NoelKDF on a feature by feature set of enhancements, along with the rationale for each.</text:span></text:p>
      <text:h text:style-name="P53" text:outline-level="2">The Algorithm</text:h>
      <text:p text:style-name="P13"><text:span text:style-name="T16">NoelKDF was developed to be as simple as possible, and code was only added to support specific high value features. <text:s/>Description of the algorithm will start with the basic version and with each feature added, we'll show the evolution of the algorithm. <text:s/>The hope is that a reader can quickly grasp the basic operation of NoelKDF, and will be able to follow the justification for each additional bit of complexity. <text:s/></text:span><text:span text:style-name="T20">Even with these features, noelkdf-ref.c is under 200 lines of C code.</text:span></text:p>
      <text:h text:style-name="P44" text:outline-level="3">Basic Version</text:h>
      <text:p text:style-name="P9"><text:span text:style-name="T10">Given an input password x, a hash function H, and an array of memory v, the simplified </text:span><text:span text:style-name="T11">algorithm</text:span><text:span text:style-name="T10"> for NoelKDF for m memory locations looks like:</text:span></text:p>
      <text:p text:style-name="P17"><draw:frame draw:style-name="fr1" draw:name="Frame1" text:anchor-type="as-char" svg:y="-1.5598in" svg:width="1.9862in" draw:z-index="0"><draw:text-box fo:min-height="1.6307in"><text:p text:style-name="Caption">Algorithm 1:</text:p><text:p text:style-name="P35">v<text:span text:style-name="T26">[</text:span>0<text:span text:style-name="T26">]</text:span> = H(x)</text:p><text:p text:style-name="P35">for(i = 0; i &lt; m-1; i++)</text:p><text:p text:style-name="P29"><text:span text:style-name="T10"><text:s text:c="4"/>j = H(</text:span><text:span text:style-name="T19">v</text:span><text:span text:style-name="T26">[</text:span><text:span text:style-name="T19">i</text:span><text:span text:style-name="T26">]</text:span><text:span text:style-name="T10">) % (i+1)</text:span></text:p><text:p text:style-name="P29"><text:span text:style-name="T10"><text:s text:c="4"/>v</text:span><text:span text:style-name="T26">[</text:span><text:span text:style-name="T10">i+1</text:span><text:span text:style-name="T26">]</text:span><text:span text:style-name="T10"> = H( v</text:span><text:span text:style-name="T26">[</text:span><text:span text:style-name="T10">i</text:span><text:span text:style-name="T26">]</text:span><text:span text:style-name="T10">, v</text:span><text:span text:style-name="T26">[</text:span><text:span text:style-name="T10">j</text:span><text:span text:style-name="T26">]</text:span><text:span text:style-name="T10"> )</text:span></text:p><text:p text:style-name="P35">output v<text:span text:style-name="T26">[</text:span>m-1<text:span text:style-name="T26">]</text:span></text:p><text:p text:style-name="P16"/></draw:text-box></draw:frame></text:p>
      <text:p text:style-name="P9"><text:span text:style-name="T11">Algorithm 1</text:span><text:span text:style-name="T10"> </text:span><text:span text:style-name="T11">is used for understanding NoelKDF </text:span><text:span text:style-name="T19">before features are added</text:span><text:span text:style-name="T11">. <text:s/></text:span><text:span text:style-name="T10">This creates a random DAG </text:span><text:span text:style-name="T16">of values where edges point from a computed value to the two previous values it depends on, </text:span><text:span text:style-name="T22">one of which is the previous memory location, while the other is a random previous memory location</text:span><text:span text:style-name="T16">.</text:span></text:p>
      <text:h text:style-name="Heading_20_3" text:outline-level="3"><text:soft-page-break/><text:span text:style-name="T12">Speed </text:span><text:span text:style-name="T17">Enhancements</text:span></text:h>
      <text:p text:style-name="P12"><text:span text:style-name="T12">The most important performance benchmark for a memory-hard KDF is how fast it fills memory. <text:s/></text:span><text:span text:style-name="T14">NoelKDF excels at memory hashing speed, filling memory </text:span><text:span text:style-name="T49">20</text:span><text:span text:style-name="T17"> times</text:span><text:span text:style-name="T14"> faster than scrypt on the development machine</text:span><text:span text:style-name="T12">.</text:span></text:p>
      <text:p text:style-name="P14"><text:span text:style-name="T12">Traditional KDFs have selectable run-time, and the longer they run, the longer it will take an attacker to </text:span><text:span text:style-name="T17">perform </text:span><text:span text:style-name="T12">a password guess. <text:s/></text:span><text:span text:style-name="T14">M</text:span><text:span text:style-name="T12">emory-hard KDFs </text:span><text:span text:style-name="T14">do this, but at the same time, </text:span><text:span text:style-name="T13">an attacker's hardware</text:span><text:span text:style-name="T12"> cost </text:span><text:span text:style-name="T17">increases as we hash more</text:span><text:span text:style-name="T12"> memory</text:span><text:span text:style-name="T17">. <text:s/>The cost*time metric increases linearly with time </text:span><text:span text:style-name="T22">for</text:span><text:span text:style-name="T17"> traditional KDFs, but as the square of time </text:span><text:span text:style-name="T22">for</text:span><text:span text:style-name="T17"> memory-hard KDFs</text:span><text:span text:style-name="T12">.</text:span></text:p>
      <text:p text:style-name="P14"><text:span text:style-name="T18">The other reason a memory-hard KDF needs to be fast is because the actual speed difference between a computer's </text:span><text:span text:style-name="T20">KDF </text:span><text:span text:style-name="T49">computation</text:span><text:span text:style-name="T18"> speed and an attacker's hardware based attack </text:span><text:span text:style-name="T49">may be</text:span><text:span text:style-name="T18"> limited </text:span><text:span text:style-name="T22">by</text:span><text:span text:style-name="T18"> the difference in memory bandwidth. <text:s/></text:span><text:span text:style-name="T49">Coming as close as possible to filling the memory bandwidth is the best defense in this case.</text:span></text:p>
      <text:h text:style-name="P45" text:outline-level="3">Fast Hashing</text:h>
      <text:p text:style-name="P19"><text:span text:style-name="T22">Any CPU effort expended computing </text:span><text:span text:style-name="T24">cryptographically</text:span><text:span text:style-name="T22"> secure hashing functions in the inner loop of a memory-hard KDF is a </text:span><text:span text:style-name="T23">waste of time</text:span><text:span text:style-name="T22">. <text:s/></text:span><text:span text:style-name="T24">If NoelKDF can convince the authors of the winning entry of just this one thing, that will be enough. <text:s/></text:span><text:span text:style-name="T22">The NoelKDF hash function </text:span><text:span text:style-name="T24">has</text:span><text:span text:style-name="T22"> the right balance between non-linearity, mixing, and speed, and should not be criticized for being a simple </text:span><text:span text:style-name="T24">predictable </text:span><text:span text:style-name="T22">non</text:span><text:span text:style-name="T24">-cryptographic hash. <text:s/>Criticism in terms of actual weaknesses are welcome, but the final NoelKDF hash will not waste cycles trying to match the output of any stream cipher or cryptographic hash. <text:s/></text:span><text:span text:style-name="T27">That is a bad idea.</text:span></text:p>
      <text:p text:style-name="P19">NoelKDF's speed is mostly due to it's very simple hashing function:</text:p>
      <text:p text:style-name="P18"><draw:frame draw:style-name="fr2" draw:name="Frame2" text:anchor-type="as-char" svg:y="-0.4835in" svg:width="2.2555in" draw:z-index="1"><draw:text-box fo:min-height="0.9028in"><text:p text:style-name="Caption">NoelKDF H<text:span text:style-name="T19">4</text:span> <text:span text:style-name="T19">Hash </text:span>Function:</text:p><text:p text:style-name="P41"><text:span text:style-name="T21">function </text:span><text:span text:style-name="T15">H</text:span><text:span text:style-name="T18">4</text:span><text:span text:style-name="T15">(v1, v2, v3, v4):</text:span></text:p><text:p text:style-name="P41"><text:span text:style-name="T15"><text:s text:c="4"/></text:span><text:span text:style-name="T19">return</text:span><text:span text:style-name="T15"> v1 + ((v2*v3) ^ v4</text:span></text:p></draw:text-box></draw:frame></text:p>
      <text:p text:style-name="P24"><text:span text:style-name="T15">This hash function has 4 inputs and three binary operations. <text:s/>They are all </text:span><text:span text:style-name="T18">unsigned </text:span><text:span text:style-name="T15">32-bit. <text:s/></text:span><text:span text:style-name="T19">A single-input hashing function is also used, </text:span><text:span text:style-name="T22">but it is called less often in the final NeolKDF algorithm</text:span><text:span text:style-name="T19">:</text:span></text:p>
      <text:p text:style-name="P20"><draw:frame draw:style-name="fr2" draw:name="Frame4" text:anchor-type="as-char" svg:y="-0.4835in" svg:width="2.4484in" draw:z-index="2"><draw:text-box fo:min-height="1.0528in"><text:p text:style-name="Caption">NoelKDF H<text:span text:style-name="T19">1</text:span> <text:span text:style-name="T19">Hash </text:span>Function:</text:p><text:p text:style-name="P41"><text:span text:style-name="T21">function </text:span><text:span text:style-name="T15">H</text:span><text:span text:style-name="T19">1</text:span><text:span text:style-name="T15">(v1):</text:span></text:p><text:p text:style-name="P42"><text:span text:style-name="T15"><text:s text:c="4"/></text:span><text:span text:style-name="T19">return</text:span><text:span text:style-name="T15"> v1</text:span><text:span text:style-name="T10">*1103515245 + 12345</text:span></text:p></draw:text-box></draw:frame></text:p>
      <text:p text:style-name="P25"><text:span text:style-name="T20">H1 is the well known original rand() function from glibc. <text:s/></text:span><text:span text:style-name="T24">The updated algorithm with these fast hashing functions is</text:span><text:span text:style-name="T15">:</text:span></text:p>
      <text:p text:style-name="P62"><text:soft-page-break/><draw:frame draw:style-name="fr3" draw:name="Frame3" text:anchor-type="as-char" svg:y="-0.8898in" svg:width="3.402in" draw:z-index="4"><draw:text-box fo:min-height="1.7311in"><text:p text:style-name="Caption">Algorithm 2:</text:p><text:p text:style-name="P30"><text:span text:style-name="T10">v</text:span><text:span text:style-name="T28">[</text:span><text:span text:style-name="T20">7..0</text:span><text:span text:style-name="T28">]</text:span><text:span text:style-name="T10"> = </text:span><text:span text:style-name="T20">PBKDF2_</text:span><text:span text:style-name="T15">SHA-256(x, </text:span><text:span text:style-name="T20">salt</text:span><text:span text:style-name="T15">)</text:span></text:p><text:p text:style-name="P36">clear(x)</text:p><text:p text:style-name="P30"><text:span text:style-name="T10">for(i = </text:span><text:span text:style-name="T20">6</text:span><text:span text:style-name="T10">; i &lt; m-</text:span><text:span text:style-name="T15">2</text:span><text:span text:style-name="T10">; i++)</text:span></text:p><text:p text:style-name="P30"><text:span text:style-name="T10"><text:s text:c="4"/>j = H</text:span><text:span text:style-name="T19">1</text:span><text:span text:style-name="T10">(</text:span><text:span text:style-name="T19">v</text:span><text:span text:style-name="T26">[</text:span><text:span text:style-name="T19">i</text:span><text:span text:style-name="T26">]</text:span><text:span text:style-name="T10">) % (i+</text:span><text:span text:style-name="T15">1</text:span><text:span text:style-name="T10">)</text:span></text:p><text:p text:style-name="P30"><text:span text:style-name="T10"><text:s text:c="4"/>v</text:span><text:span text:style-name="T26">[</text:span><text:span text:style-name="T10">i+</text:span><text:span text:style-name="T15">2</text:span><text:span text:style-name="T26">]</text:span><text:span text:style-name="T10"> = H</text:span><text:span text:style-name="T19">4</text:span><text:span text:style-name="T10">( v</text:span><text:span text:style-name="T26">[</text:span><text:span text:style-name="T15">i</text:span><text:span text:style-name="T26">]</text:span><text:span text:style-name="T10">, </text:span><text:span text:style-name="T15">v</text:span><text:span text:style-name="T26">[</text:span><text:span text:style-name="T15">i+1</text:span><text:span text:style-name="T26">]</text:span><text:span text:style-name="T10">, v</text:span><text:span text:style-name="T26">[</text:span><text:span text:style-name="T10">j</text:span><text:span text:style-name="T26">]</text:span><text:span text:style-name="T10">, </text:span><text:span text:style-name="T15">v</text:span><text:span text:style-name="T26">[</text:span><text:span text:style-name="T15">j+1</text:span><text:span text:style-name="T26">]</text:span><text:span text:style-name="T10"> )</text:span></text:p><text:p text:style-name="P30"><text:span text:style-name="T10">output </text:span><text:span text:style-name="T20">PBKDF2_SHA-256(</text:span><text:span text:style-name="T10">v</text:span><text:span text:style-name="T26">[</text:span><text:span text:style-name="T10">m-1..</text:span><text:span text:style-name="T20">m-8</text:span><text:span text:style-name="T26">]</text:span><text:span text:style-name="T10">, </text:span><text:span text:style-name="T20">salt)</text:span></text:p><text:p text:style-name="P21"/></draw:text-box></draw:frame></text:p>
      <text:p text:style-name="P15"><text:span text:style-name="T21">This algorithm is close to usable. <text:s/>That mod operator will slow us down, but otherwise t</text:span><text:span text:style-name="T19"> is </text:span><text:span text:style-name="T20">pretty</text:span><text:span text:style-name="T19"> fast, because v</text:span><text:span text:style-name="T29">[</text:span><text:span text:style-name="T19">i</text:span><text:span text:style-name="T29">]</text:span><text:span text:style-name="T19"> and v</text:span><text:span text:style-name="T29">[</text:span><text:span text:style-name="T19">i+1</text:span><text:span text:style-name="T29">]</text:span><text:span text:style-name="T19"> are in registers, and v</text:span><text:span text:style-name="T29">[</text:span><text:span text:style-name="T19">j+1</text:span><text:span text:style-name="T29">]</text:span><text:span text:style-name="T19"> </text:span><text:span text:style-name="T21">can be</text:span><text:span text:style-name="T19"> loaded into </text:span><text:span text:style-name="T21">a register</text:span><text:span text:style-name="T19"> at the same time as v</text:span><text:span text:style-name="T29">[</text:span><text:span text:style-name="T19">j</text:span><text:span text:style-name="T29">]</text:span><text:span text:style-name="T20">. <text:s/>Modern CPUs with out-of-order execution can compute H4 in parallel, just like an attacker would</text:span><text:span text:style-name="T16">. <text:s/></text:span><text:span text:style-name="T19">SHA-256 gives us additional security since we can clear x early on, and only the SHA-256 hash of the password is at risk for leaking after that. <text:s/></text:span><text:span text:style-name="T20">H4 is a minimum computation hash that results in passing the DieHarder tests. <text:s/>Note that passing the DieHarder tests is not an impor</text:span><text:span text:style-name="T21">t</text:span><text:span text:style-name="T20">ant goal for the hashing function. <text:s/>All that is required is that the hashing function not lose </text:span><text:span text:style-name="T22">significant </text:span><text:span text:style-name="T20">password entropy while iterating many times, </text:span><text:span text:style-name="T22">and that it be non-linear enough to force an attacker to actually compute it to determine the result</text:span><text:span text:style-name="T20">. <text:s/>The DieHarder tests are good for checking for entropy loss.</text:span></text:p>
      <text:h text:style-name="P46" text:outline-level="3">Run Faster with “Pages”</text:h>
      <text:p text:style-name="P22">The modulo operator is a speed killer. <text:s/><text:span text:style-name="T25">W</text:span>orse, however, is the cache-miss penalty which with almost every iteration of the loop will cost between 12 an 40 nanoseconds. <text:s/><text:span text:style-name="T25">Any PHC entry which does not take cache miss penalties into account will not be able to fill even 1/4th as much memory as some of it's competitors</text:span>. <text:s/>We get a cache miss because we read from a random location every iteration through the loop. <text:s/>The solution is to read contiguous regions of memory, which in NoelKDF are called “pages”, <text:span text:style-name="T26">but which probably should be called “blocks”.</text:span> <text:s/>By default, 16KB is read, which is half the size of a typical ARM L1 cache, but the page size is adjustable. <text:s/>This enhancement makes NoelKDF run several times faster.</text:p>
      <text:p text:style-name="P22"><text:soft-page-break/><draw:frame draw:style-name="fr3" draw:name="Frame5" text:anchor-type="as-char" svg:y="-0.8898in" svg:width="5.902in" draw:z-index="3"><draw:text-box fo:min-height="2.4327in"><text:p text:style-name="Caption">Algorithm <text:span text:style-name="T25">3</text:span>:</text:p><text:p text:style-name="P39">function <text:span text:style-name="T26">h</text:span>ashPage(toPage, prevPag<text:span text:style-name="T30">e</text:span>, fromPage, <text:span text:style-name="T25">pageLength</text:span>):</text:p><text:p text:style-name="P31"><text:span text:style-name="T10"><text:s text:c="4"/>for(</text:span><text:span text:style-name="T21">i = 0; i &lt; pageLength; i++</text:span><text:span text:style-name="T10">)</text:span></text:p><text:p text:style-name="P31"><text:span text:style-name="T10"><text:s text:c="8"/></text:span><text:span text:style-name="T26">v[</text:span><text:span text:style-name="T30">toPage++] = H4(v[prevPage], v[fromPage</text:span><text:span text:style-name="T31">], v[prevPage+1], v[fromPage+1])</text:span></text:p><text:p text:style-name="P31"><text:span text:style-name="T31"><text:s text:c="8"/></text:span><text:span text:style-name="T32">prevPage++</text:span></text:p><text:p text:style-name="P85"><text:s text:c="8"/>fromPage++</text:p><text:p text:style-name="P89"/><text:p text:style-name="P86">function hashMem(x, m, pageLength, keySize):</text:p><text:p text:style-name="P32"><text:span text:style-name="T10"><text:s text:c="4"/>v</text:span><text:span text:style-name="T32">[pageLength</text:span><text:span text:style-name="T33">-1..0</text:span><text:span text:style-name="T32">]</text:span><text:span text:style-name="T10"> = </text:span><text:span text:style-name="T20">PBKDF2_</text:span><text:span text:style-name="T15">SHA-256(x, </text:span><text:span text:style-name="T20">salt, </text:span><text:span text:style-name="T32">pageLength</text:span><text:span text:style-name="T15">)</text:span></text:p><text:p text:style-name="P37"><text:s text:c="4"/>clear(x)</text:p><text:p text:style-name="P37"><text:s text:c="4"/><text:span text:style-name="T42">toPage = pageLength</text:span></text:p><text:p text:style-name="P37"><text:s text:c="4"/><text:span text:style-name="T32">for(i = 0; i &lt; m/pageLength; i++)</text:span></text:p><text:p text:style-name="P86"><text:s text:c="8"/>fromPage = pageLength*(H1(i) % (m/pageLength))</text:p><text:p text:style-name="P86"><text:s text:c="8"/>hashPage(toPage, prevPage, fromPage, pageLength)</text:p><text:p text:style-name="P86"><text:s text:c="8"/>prevPage = toPage</text:p><text:p text:style-name="P86"><text:s text:c="8"/>toPage += pageLength</text:p><text:p text:style-name="P30"><text:span text:style-name="T32"><text:s text:c="4"/>return</text:span><text:span text:style-name="T10"> </text:span><text:span text:style-name="T20">PBKDF2_SHA-256(</text:span><text:span text:style-name="T10">v</text:span><text:span text:style-name="T33">[</text:span><text:span text:style-name="T32">m-</text:span><text:span text:style-name="T33">1..m-</text:span><text:span text:style-name="T32">pageLength</text:span><text:span text:style-name="T33">]</text:span><text:span text:style-name="T10">, </text:span><text:span text:style-name="T20">salt, </text:span><text:span text:style-name="T32">keySize</text:span><text:span text:style-name="T20">)</text:span></text:p><text:p text:style-name="P63"/></draw:text-box></draw:frame></text:p>
      <text:p text:style-name="P23"><text:span text:style-name="T34">This algorithm is closer to what NoelKDF actually does. <text:s/>It ran </text:span><text:span text:style-name="T35">much</text:span><text:span text:style-name="T34"> faster than I expected, and I could not explain the speed increase simply from the reduced cache misses. <text:s/>What happed is that hashPage is 100% parallelizable, and my quad-core i7 is running 16 instructions in parallel! <text:s/>I was a happy camper in terms of speed, but Alexander pointed out that I've lost </text:span><text:span text:style-name="T50">someprotection against GPU attacks</text:span><text:span text:style-name="T34">. <text:s/>I addressed that next.</text:span></text:p>
      <text:h text:style-name="P47" text:outline-level="3">Adjustable Parallelism</text:h>
      <text:p text:style-name="P64">NoelKDF stumbled upon the amazing work Intel has done automatically executing up to 16 instructions in parallel. <text:s/>However, another kind of parallelism is multi-threading. <text:s/>Originally I had thought that the resulting hash should not depend on the user's choice of parallelism. <text:s/>This is wrong! <text:s/>A user who chooses no parallelism needs to be protected from an attacker who wants to run 8 threads, so the resulting hash needs to be different.</text:p>
      <text:p text:style-name="P64">The multi-threading parallelism is simple. <text:s/>NoelKDF simply divides memory into numThread sections, and runs a thread to compute a smaller hash on each. <text:s/>The intermediate derived key is used to compute a different “thread key” for each thread, which is then used by each thread as the x parameter. <text:s/>At the end, the results of each thread are hashed into the derived key with PBKDF2_SHA256.</text:p>
      <text:p text:style-name="P64">Adjusting the instruction level parallelism required a modification to hashPage:</text:p>
      <text:p text:style-name="P64"><text:soft-page-break/><draw:frame draw:style-name="fr4" draw:name="Frame6" text:anchor-type="as-char" svg:y="0.1807in" svg:width="6.5764in" draw:z-index="5"><draw:text-box fo:min-height="2.778in"><text:p text:style-name="P43">Algorithm <text:span text:style-name="T36">4</text:span>:</text:p><text:p text:style-name="P40">function <text:span text:style-name="T26">h</text:span>ashPage(toPage, prevPag<text:span text:style-name="T30">e</text:span>, fromPage, <text:span text:style-name="T25">pageLength, </text:span><text:span text:style-name="T36">parallelism</text:span>):</text:p><text:p text:style-name="P33"><text:span text:style-name="T10"><text:s text:c="4"/></text:span><text:span text:style-name="T36">hash = 0</text:span></text:p><text:p text:style-name="P33"><text:span text:style-name="T10"><text:s text:c="4"/>for(</text:span><text:span text:style-name="T21">i = 0; i &lt; pageLength; </text:span><text:span text:style-name="T37">i</text:span><text:span text:style-name="T21"> </text:span><text:span text:style-name="T37">+= parallelism</text:span><text:span text:style-name="T10">)</text:span></text:p><text:p text:style-name="P33"><text:span text:style-name="T10"><text:s text:c="8"/></text:span><text:span text:style-name="T37">hash += H1(v[fromPage])</text:span></text:p><text:p text:style-name="P34"><text:span text:style-name="T10"><text:s text:c="8"/></text:span><text:span text:style-name="T26">v[</text:span><text:span text:style-name="T30">toPage++] = H4(v[prevPage], v[fromPage</text:span><text:span text:style-name="T31">], v[prevPage+1], v[fromPage+1]) </text:span><text:span text:style-name="T37">+ hash</text:span></text:p><text:p text:style-name="P34"><text:span text:style-name="T31"><text:s text:c="8"/></text:span><text:span text:style-name="T32">prevPage++</text:span></text:p><text:p text:style-name="P87"><text:s text:c="8"/>fromPage++</text:p><text:p text:style-name="P34"><text:span text:style-name="T32"><text:s text:c="8"/></text:span><text:span text:style-name="T37">for(j = </text:span><text:span text:style-name="T38">1</text:span><text:span text:style-name="T37">; </text:span><text:span text:style-name="T38">j &lt; parallelism; j++)</text:span></text:p><text:p text:style-name="P34"><text:span text:style-name="T10"><text:s text:c="12"/></text:span><text:span text:style-name="T26">v[</text:span><text:span text:style-name="T30">toPage++] = H4(v[prevPage], v[fromPage</text:span><text:span text:style-name="T31">], v[prevPage+1], v[fromPage+1])</text:span></text:p><text:p text:style-name="P33"><text:span text:style-name="T31"><text:s text:c="12"/></text:span><text:span text:style-name="T32">prevPage++</text:span></text:p><text:p text:style-name="P88"><text:s text:c="12"/>fromPage++</text:p><text:p text:style-name="P38"/></draw:text-box></draw:frame></text:p>
      <text:p text:style-name="P65">Algorithm 4 replaces the hashPage function with one with tunable parallelism. <text:s/>The “hash” variable has been added, which gets updated once per outer loop, and which gets added to the first toPage address per iteration. <text:s/>These outer loop calculations have to be done serially, while the inner loop calculations can all be done in parallel. <text:s/>If parallelism is 1, all calculations are done serially. <text:s/>On the development machine, a 2GB hash with 1 thread and parallelism set to 1 takes <text:span text:style-name="T50">0.96</text:span> seconds, <text:span text:style-name="T51">which is about 7X faster than scrypt</text:span>. <text:s/>With parallelism set to 64, it takes .<text:span text:style-name="T50">47</text:span> seconds. <text:s/>With threads set to <text:span text:style-name="T50">2</text:span> and parallelism set to 64, we can do the computation in as little as 0.<text:span text:style-name="T50">35</text:span> seconds.</text:p>
      <text:h text:style-name="P48" text:outline-level="3">GPU Support</text:h>
      <text:p text:style-name="P26"><text:span text:style-name="T39">A GPU attack on your password is only a threat if you don't have a high-end GPU </text:span><text:span text:style-name="T52">to protect it</text:span><text:span text:style-name="T39">. <text:s/>If your GPU has 8GB of GDDR5 memory and 200GB/s of bandwidth, you should consider using it to hash your password. <text:s/>A GPU based attacker wont get any significant advantage over your price per password guess. <text:s/>By setting the parallelism </text:span><text:span text:style-name="T40">parameter </text:span><text:span text:style-name="T39">equal to the minimum number of processors needed to max out your GDDR5 memory </text:span><text:span text:style-name="T52">bandwidth</text:span><text:span text:style-name="T39">, even an FPGA based attacker will find it hard to cost-reduce a password guesser</text:span><text:span text:style-name="T40">, because he</text:span><text:span text:style-name="T39"> will find himself limited by the memory bandwidth, just like you.</text:span></text:p>
      <text:p text:style-name="P66">Using your GPU for memory-hard KDF is an intended use of NoelKDF. <text:s/>FreeCoin/scrypt mining <text:span text:style-name="T52">makes good use of desktop</text:span> processor, <text:span text:style-name="T52">but</text:span> FreeCoin/NoelKDF mining <text:span text:style-name="T52">could make good use of</text:span> GPU<text:span text:style-name="T52">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27"><text:span text:style-name="T40">GPUs can provide better password protection. <text:s/>Many </text:span><text:span text:style-name="T52">o</text:span><text:span text:style-name="T40">f our mobile devices have them, and CPUs in the future will have them integrated. <text:s/>It would be a shame not to plan </text:span><text:span text:style-name="T52">now </text:span><text:span text:style-name="T40">to take advantage of them </text:span><text:span text:style-name="T52">in the future</text:span><text:span text:style-name="T40">. <text:s/></text:span><text:span text:style-name="T41">A parallelism parameter </text:span><text:span text:style-name="T52">seems like</text:span><text:span text:style-name="T41"> the right way to enable users to protect against GPU attacks, and also the right way to take advantage of their GPUs </text:span><text:span text:style-name="T52">while protecting against FPGA and ASIC attacks.</text:span></text:p>
      <text:h text:style-name="P49" text:outline-level="3">Avoiding Cache Timing Attacks</text:h>
      <text:p text:style-name="P67">Credit for the idea for this enhancement goes to the Catena team. <text:s/>This is a major advance, likely the most significant enhancement in memory-hard KDFs since scrypt.</text:p>
      <text:p text:style-name="P67"><text:soft-page-break/>To keep an attacker who can log into your machine from gaining significant advantage in password guessing, we need to keep him from recording any cache-miss timing that is unique to your password.</text:p>
      <text:p text:style-name="P68"><text:span text:style-name="T41">The enhancement to NoelKDF to avoid timing attacks is straight forward. <text:s/></text:span><text:span text:style-name="T42">In fact, it was sneakily included in in Algorithm 3! <text:s/>In Algorithm 1, the next address, j, </text:span><text:span text:style-name="T43">is</text:span><text:span text:style-name="T42"> computed </text:span><text:span text:style-name="T43">with</text:span><text:span text:style-name="T42">:</text:span></text:p>
      <text:p text:style-name="P69"><text:span text:style-name="T43"><text:s text:c="4"/>j = H(v[i]) % (i+1)</text:span></text:p>
      <text:p text:style-name="P69"><text:span text:style-name="T43">In Algorithm 3, the </text:span><text:span text:style-name="T44">random fromP</text:span><text:span text:style-name="T43">age address is computed with:</text:span></text:p>
      <text:p text:style-name="P70"><text:span text:style-name="T44"><text:s text:c="4"/>fromPage = pageLength*(H1(i) % (m/pageLength))</text:span></text:p>
      <text:p text:style-name="P70"><text:span text:style-name="T44">Algorithm 1 relied on data in memory location v[i] to determine the random address, and v[i] depends on the password. <text:s/>Algorithm 3 changed to compute the random page address simply as the hash of the loop iteration variable. <text:s/></text:span><text:span text:style-name="T45">That is all that was required.</text:span></text:p>
      <text:h text:style-name="P51" text:outline-level="3"><text:span text:style-name="T46">Improving memory access distribution</text:span></text:h>
      <text:p text:style-name="P71"><text:span text:style-name="T47">The last</text:span><text:span text:style-name="T45"> enhancement </text:span><text:span text:style-name="T47">made</text:span><text:span text:style-name="T45"> to NoelKDF that change</text:span><text:span text:style-name="T53">d</text:span><text:span text:style-name="T45"> its result </text:span><text:span text:style-name="T47">was also</text:span><text:span text:style-name="T45"> suggested by Alexander. <text:s/></text:span><text:span text:style-name="T47">H</text:span><text:span text:style-name="T45">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48">one</text:span><text:span text:style-name="T45"> prior location, but I took Alexander's suggestion and replaced the random prior page calculation with this code:</text:span></text:p>
      <text:p text:style-name="P72"><text:span text:style-name="T45"><text:s text:c="4"/></text:span><text:span text:style-name="T46">fromPage = <text:s/>i - 1 - (H1(i) &amp; mask);</text:span></text:p>
      <text:p text:style-name="P72"><text:span text:style-name="T46">Here, mask is the largest sequence of 1's that is smaller than i. <text:s/>Alexander states that this provides a more uniform distribution of edges. <text:s/>It also eliminated the modulo operation.</text:span></text:p>
      <text:h text:style-name="P50" text:outline-level="3"><text:span text:style-name="T45">Other Features</text:span></text:h>
      <text:p text:style-name="P71"><text:span text:style-name="T45">NoelKDF </text:span><text:span text:style-name="T54">also </text:span><text:span text:style-name="T45">supports:</text:span></text:p>
      <text:list xml:id="list42266210" text:continue-numbering="true" text:style-name="L1">
        <text:list-item>
          <text:p text:style-name="P82"><text:span text:style-name="T4">C</text:span><text:span text:style-name="T3">lient independent update</text:span><text:span text:style-name="T4">s</text:span></text:p>
        </text:list-item>
        <text:list-item>
          <text:p text:style-name="P79">Server relief support</text:p>
        </text:list-item>
        <text:list-item>
          <text:p text:style-name="P82"><text:span text:style-name="T3">Friendly to crypto-systems need</text:span><text:span text:style-name="T9">ing</text:span><text:span text:style-name="T3"> </text:span><text:span text:style-name="T8">p</text:span><text:span text:style-name="T4">lausible deniability</text:span></text:p>
        </text:list-item>
        <text:list-item>
          <text:p text:style-name="P61"><text:span text:style-name="T4">S</text:span><text:span text:style-name="T3">electable initial rounds of hashing</text:span></text:p>
        </text:list-item>
      </text:list>
      <text:p text:style-name="P71"><text:span text:style-name="T45">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span></text:p>
      <text:p text:style-name="P71"><text:span text:style-name="T45">Server Relief just means that the hashing algorithm can be split between client and server. <text:s/>Catena defines a framework for this, while NoelKDF only provides a memory hard KDF that could be used </text:span><text:span text:style-name="T54">in such a framework</text:span><text:span text:style-name="T45">. <text:s/></text:span><text:span text:style-name="T54">M</text:span><text:span text:style-name="T45">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54">None of it's </text:span><text:soft-page-break/><text:span text:style-name="T54">unsigned operations have difficulty being computed with Java's signed integer math.</text:span></text:p>
      <text:p text:style-name="P74"><text:span text:style-name="T55">Plausible </text:span><text:span text:style-name="T4">deniability</text:span><text:span text:style-name="T55">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size.</text:span></text:p>
      <text:p text:style-name="P74"><text:span text:style-name="T55">Finally, the number of initial </text:span><text:span text:style-name="T56">PBKDF2_</text:span><text:span text:style-name="T55">SHA256 rounds used to derive the intermediate key is user configurable. </text:span><text:span text:style-name="T56">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52" text:outline-level="2">No Hidden Weaknesses</text:h>
      <text:p text:style-name="P11"><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55">diliberate weaknesses</text:span><text:span text:style-name="T7">.</text:span></text:p>
      <text:h text:style-name="P57" text:outline-level="1"/>
      <text:h text:style-name="P59" text:outline-level="1">Initial Security Analysis</text:h>
      <text:p text:style-name="P74"><text:span text:style-name="T55">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text:span></text:p>
      <text:p text:style-name="P75"><text:span text:style-name="T57">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implementation makes it suitable for memory space limited embedded applications, and it works well on systems with many gigabytes available for hashing.</text:span></text:p>
      <text:p text:style-name="P3">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54" text:outline-level="2">Efficiency Analysis</text:h>
      <text:p text:style-name="P5">Discussion of the performance of the scheme on the target platforms (that is, mainstream software): expected speed of an optimized implementation, ability to exploit modern CPUs features (SIMD or multicore), etc.</text:p>
      <text:p text:style-name="P3">Discussion of the performance of the algorithm on platforms that may be used for high-speed password cracking (ASIC, FPGAs, GPUs); if possible, an argument why password-cracking on those platforms is not quite cost-effective.</text:p>
      <text:h text:style-name="P54" text:outline-level="2">Code</text:h>
      <text:p text:style-name="P3">Reference implementation in portable C(++) with necessary build instructions (e.g. a Makefile). Using C++ internally is allowed, but the program should provide an external C API. OpenSSL's libcrypto may be used (e.g. for AES, SHA-256). The reference implementation should aim at simplicity and readability, rather than at performance. <text:line-break/></text:p>
      <text:p text:style-name="P3">The API should include, but may not be limited to, a function with the following prototype: <text:line-break/></text:p>
      <text:p text:style-name="P3"><text:span text:style-name="Source_20_Text">int PHS(void *out, size_t outlen, const void *in, size_t inlen, const void *salt, size_t saltlen, unsigned int t_cost, unsigned int m_cost); </text:span><text:line-break/></text:p>
      <text:p text:style-name="P3">The <text:span text:style-name="Source_20_Text">t_cost</text:span> and <text:span text:style-name="Source_20_Text">m_cost</text:span> arguments are intended to parameterize time and memory usage, respectively, however this is not a strict requirement (only one parameter may be effective, <text:span text:style-name="Source_20_Text">m_cost</text:span> might affect time, etc.).</text:p>
      <text:p text:style-name="P3">Comprehensive set of test vectors (preferably including all byte values in the 0 to 255 range for both <text:soft-page-break/>the password and the salt inputs).</text:p>
      <text:p text:style-name="P3">Optionally, implementations in other languages or specific to a given CPU/GPU, microarchitecture, etc.</text:p>
      <text:p text:style-name="Heading">Intellectual Property Statement</text:p>
      <text:p text:style-name="P7"><text:span text:style-name="T5">I, Bill Cox, as the NoelKDF author, place noelkdf-ref.c and all other files associated with this project into the public domain. <text:s/>I will file no patents on any </text:span><text:span text:style-name="T6">ideas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7"><text:span text:style-name="T6">NoelKDF</text:span> is and will remain available worldwide on a royalty free basis, and <text:span text:style-name="T6">I am</text:span> unaware of any patent o<text:span text:style-name="T6">r</text:span> patent application that covers the use or implementation of the submitted algorithm. </text:p>
      <text:p text:style-name="P28">Credits</text:p>
      <text:p text:style-name="P6"><text:span text:style-name="T4">Alexander, aka Solar Designer, is </text:span><text:span text:style-name="T7">the author of</text:span><text:span text:style-name="T4"> escript. <text:s/>He has been extremely helpful. <text:s/>Three ideas he </text:span><text:span text:style-name="T4">suggested that are included in NeolKDF include the parallelism parameter to limit parallelism on purpose, the power-of-two sliding window for picking random memory locations, and random segment hashing with a "page". <text:s/>He also advised on how to take best advantage of modern CPU memory architectures and SIMD capabilities, which has an enormous impact.</text:span></text:p>
      <text:p text:style-name="P6"><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he start.</text:span></text:p>
      <text:p text:style-name="P10">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07T22:11:45.10</dc:date>
    <meta:editing-duration>PT12H38M30S</meta:editing-duration>
    <meta:editing-cycles>43</meta:editing-cycles>
    <meta:generator>LibreOffice/4.0.2.2$Windows_x86 LibreOffice_project/4c82dcdd6efcd48b1d8bba66bfe1989deee49c3</meta:generator>
    <meta:document-statistic meta:table-count="0" meta:image-count="0" meta:object-count="0" meta:page-count="10" meta:paragraph-count="144" meta:word-count="3263" meta:character-count="20112" meta:non-whitespace-character-count="16693"/>
  </office:meta>
</office:document-meta>
</file>